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4.411cm"/>
    </style:style>
    <style:style style:name="co2" style:family="table-column">
      <style:table-column-properties fo:break-before="auto" style:column-width="1.70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alliste-vask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Mal</text:p>
          </table:table-cell>
          <table:table-cell table:style-name="ce1" office:value-type="string" calcext:value-type="string">
            <text:p>Maskiner</text:p>
          </table:table-cell>
        </table:table-row>
        <table:table-row table:style-name="ro1">
          <table:table-cell office:value-type="string" calcext:value-type="string">
            <text:p>Template OS Linux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Template OS Windows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Template Generic Webtest - HTTPS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Template SSL certificate copy check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Template OS Debian linux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Template Server Dell iDRAC SNMPv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emplate Module ICMP Ping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emplate App Keepalived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Infopi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Vertiv Geist SNMP environmental probe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emplate Generic Webtest - HTTP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emplate App HAProxy by HTTP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emplate Generic Webtest - HTTP - For Postgres cluster nodes STATU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emplate App Galera Cluste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ostgreSQ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emplate App Redis Sentinel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emplate App Redis Server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emplate GlusterFS disk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emplate SSL Certificate Check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emplate App Apache by HTT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mplate App DNS Servic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mplate App Elasticsearch Cluster by HTTP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mplate App NTP Servic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emplate App SSH Servic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mplate Module Generic SNMPv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emplate OS - Windows - Event 20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emplate Service Chrony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aritan EMX SNMP environmental prob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mplate App LDAP Servic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mplate App Zabbix Server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mplate EduVPN antall brukere innlogge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emplate OpenVPN prosess monitoring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LD SNMP - DELL CMC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mplate App Apache Tomcat JMX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mplate App HTTPS Servi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mplate App Nginx by HTT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mplate App Nginx by HTTP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mplate App SMTP Servi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mplate App Squid Proxy Servi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mplate OS - Windows events PCI DS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mplate OS Linux pwapi.servi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mplate OS Linux pwprox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mplate OS Linux wsapi.servi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mplate OS Linux wsapi.service - t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mplate Process Test postgr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mplate radius serv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mplate radsecproxy server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mplate RDP monitorerin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mplate VM VMware Gues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mplate Adobe sync log monitorer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late App EZprox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late App Squid SNMP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late DFO driftsmeldin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late Feide Driftsmeldin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late Feide ldap-external-check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late Inspera driftsmeldin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late Module ICMP Ping IPv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late Navnmatch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late Sikt Driftsmeldin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late SNMPv1 UPS Powerware 93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late SNMPv2 ISO UP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late Teamviewer driftsmeldin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mplate Zoom driftsmelding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KS certificate expiry che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S Linux - OsloMet custom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sesstellekil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App Etcd by HTTP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App FTP Serv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App Generic Java JM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App HTTP Serv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App IMAP Serv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App Nginx by Zabbix ag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App NNTP Serv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App POP Serv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App Squid client cou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App Telnet Servic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App Zabbix Agent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App Zabbix Prox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DB MySQ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HTTPS crypto protocol check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Linux Ym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Module Brocade_Foundry Performance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Module Cisco CISCO-ENVMON-MIB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Module Cisco CISCO-MEMORY-POOL-MIB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Module Cisco CISCO-PROCESS-MIB IOS versions 12.0_3_T-12.2_3.5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Module Cisco CISCO-PROCESS-MIB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Module Cisco Inventory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Module Cisco OLD-CISCO-CPU-MIB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Module EtherLike-MIB SNMPv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Module EtherLike-MIB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Module Generic SNMPv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Module HOST-RESOURCES-MIB SNMPv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Module HOST-RESOURCES-MIB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Module Interfaces Simple SNMPv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Module Interfaces Simple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Module Interfaces SNMPv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Module Interfaces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Module Interfaces Windows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Net Alcatel Timetra TiMOS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Net Arista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Net Brocade FC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Net Brocade_Foundry Nonstackable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Net Brocade_Foundry Stackable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Net Cisco IOS prior to 12.0_3_T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Net Cisco IOS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Net Cisco IOS versions 12.0_3_T-12.2_3.5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Net D-Link DES 7200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Net D-Link DES_DGS Switch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Net Dell Force S-Series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Net Extreme EXOS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Net HP Comware HH3C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Net HP Enterprise Switch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Net Huawei VRP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Net Intel_Qlogic Infiniband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Net Juniper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Net Mellanox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Net Mikrotik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Net Netgear Fastpath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Net Network Generic Device SNMPv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Net Network Generic Device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Net QTech QSW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Net TP-LINK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Net Ubiquiti AirOS SNMPv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OS AI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OS FreeB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OS HP-U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OS Linux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OS Mac OS 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OS OpenBS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OS Solaris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OS Windows - Service mal for enkelt service eller applikasjo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OS Windows - Services uten varsl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OS Windows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Process Test mongo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Process Test mysql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Server HP iLO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Server IBM IMM SNMPv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Server IBM IMM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Server Intel SR1530 IPM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Server Intel SR1630 IPMI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Server Supermicro Aten SNMPv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SSL certificate copy check-OLDER VERSION--DONT US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syslog-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VM VMware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mplate VM VMware Hyperviso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Center_SNMP-VMWARE_VCSA_6.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malliste-vaska'.A1:'malliste-vaska'.B147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b" fo:country="NO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.00.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2-11-02T12:44:59.863045305</dc:date>
    <meta:editing-duration>PT1M19S</meta:editing-duration>
    <meta:editing-cycles>1</meta:editing-cycles>
    <meta:generator>LibreOffice/7.2.5.2$MacOSX_X86_64 LibreOffice_project/499f9727c189e6ef3471021d6132d4c694f357e5</meta:generator>
    <meta:document-statistic meta:table-count="1" meta:cell-count="294" meta:object-count="0"/>
  </office:meta>
</office:document-meta>
</file>